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04459"/>
    </style:style>
    <style:style style:name="P2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/>
    </style:style>
    <style:style style:name="P3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officeooo:paragraph-rsid="00104459"/>
    </style:style>
    <style:style style:name="P4" style:family="paragraph" style:parent-style-name="Standard">
      <style:text-properties fo:font-variant="normal" fo:text-transform="none" fo:color="#222222" fo:letter-spacing="normal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officeooo:rsid="00104459"/>
    </style:style>
    <style:style style:name="T2" style:family="text">
      <style:text-properties style:font-name="arial" fo:font-size="9.75pt" fo:font-style="normal" fo:font-weight="normal"/>
    </style:style>
    <style:style style:name="T3" style:family="text">
      <style:text-properties fo:font-variant="normal" fo:text-transform="none" fo:color="#222222" fo:letter-spacing="normal"/>
    </style:style>
    <style:style style:name="T4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5" style:family="text">
      <style:text-properties fo:font-variant="normal" fo:text-transform="none" fo:color="#222222" style:font-name="arial" fo:font-size="9.75pt" fo:letter-spacing="normal" fo:font-style="normal" fo:font-weight="normal" officeooo:rsid="001044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tividade de Introdução a Lógica de Programação:</text:span></text:p>
      <text:p text:style-name="P1"><text:span text:style-name="T1"/></text:p>
      <text:p text:style-name="P3"><text:span text:style-name="T1">Atividade simples para ser entregue (versão impressa ou feito à mão) até no máximo terça-feira (06/05) no início da aula:</text:span></text:p>
      <text:p text:style-name="P2"><text:line-break/>1) Entregar os exercícios feitos em sala e disponíveis na apresentação (Exercícios 1 à 4) especificando:</text:p>
      <text:p text:style-name="P4">   <text:span text:style-name="T2">a. Quais são as entradas.</text:span></text:p>
      <text:p text:style-name="P4">   <text:span text:style-name="T2">b. Quais são as instruções possíveis (e necessárias)</text:span></text:p>
      <text:p text:style-name="P4">   <text:span text:style-name="T2">c. Qual a saída esperada</text:span></text:p>
      <text:p text:style-name="P5"><text:span text:style-name="T3">   </text:span><text:span text:style-name="T4">d. Descrição do algoritmo</text:span><text:span text:style-name="T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1T17:45:13</meta:creation-date>
    <dc:date>2014-05-01T17:46:28</dc:date>
    <meta:editing-duration>PT8S</meta:editing-duration>
    <meta:editing-cycles>2</meta:editing-cycles>
    <meta:generator>LibreOffice/4.0.2.2$Linux_x86 LibreOffice_project/400m0$Build-2</meta:generator>
    <meta:document-statistic meta:table-count="0" meta:image-count="0" meta:object-count="0" meta:page-count="1" meta:paragraph-count="7" meta:word-count="65" meta:character-count="413" meta:non-whitespace-character-count="341"/>
  </office:meta>
</office:document-meta>
</file>